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table table:name="Fns that pass test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Fn</text:p>
          </table:table-cell>
          <table:table-cell table:style-name="ce3" office:value-type="string">
            <text:p>HN Module</text:p>
          </table:table-cell>
          <table:table-cell table:style-name="ce3" office:value-type="string">
            <text:p>In Documentation</text:p>
          </table:table-cell>
          <table:table-cell table:style-name="ce3" office:value-type="string">
            <text:p>In Wizard</text:p>
          </table:table-cell>
        </table:table-row>
        <table:table-row table:style-name="ro1">
          <table:table-cell office:value-type="string">
            <text:p>find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office:value-type="string">
            <text:p>left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office:value-type="string">
            <text:p>len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office:value-type="string">
            <text:p>mid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office:value-type="string">
            <text:p>right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office:value-type="string">
            <text:p>searchb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atevalue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day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ays360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inu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onth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econd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imevalue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weekday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average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count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counta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get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gestep</text:p>
          </table:table-cell>
          <table:table-cell office:value-type="string">
            <text:p>en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ddb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fv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rr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nper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npv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mt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pv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rate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ln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yd</text:p>
          </table:table-cell>
          <table:table-cell office:value-type="string">
            <text:p>financi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error_type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isblank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err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error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logical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na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nontext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number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text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and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hoose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lumn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lumns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hlookup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ndex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ndirect</text:p>
          </table:table-cell>
          <table:table-cell office:value-type="string">
            <text:p>lookup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atch</text:p>
          </table:table-cell>
          <table:table-cell office:value-type="string">
            <text:p>lookup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row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ows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vlookup</text:p>
          </table:table-cell>
          <table:table-cell office:value-type="string">
            <text:p>lookup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bs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cos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cos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asin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sin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atan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tan2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tan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eiling</text:p>
          </table:table-cell>
          <table:table-cell office:value-type="string">
            <text:p>math</text:p>
          </table:table-cell>
          <table:table-cell office:value-type="string">
            <text:p>N </text:p>
          </table:table-cell>
          <table:table-cell/>
        </table:table-row>
        <table:table-row table:style-name="ro1">
          <table:table-cell office:value-type="string">
            <text:p>combi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os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s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degrees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eve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exp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floor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ln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log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log10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determ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edia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mult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od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odd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i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roduct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adians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oma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round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ounddow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roundup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ign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in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in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qrt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ubtotal</text:p>
          </table:table-cell>
          <table:table-cell office:value-type="string">
            <text:p>math</text:p>
          </table:table-cell>
          <table:table-cell office:value-type="string">
            <text:p>mmm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umif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umproduct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umsq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umx2my2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umx2py2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umxmy2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tan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anh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trunc</text:p>
          </table:table-cell>
          <table:table-cell office:value-type="string">
            <text:p>math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vedev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averagea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unta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untblank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untif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expondis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large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axa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ina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ode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kew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mall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tandardise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tdev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tdeva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tdevp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tdevpa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teyx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trimmean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var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vara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varp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varpa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weibull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har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lean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concatenate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exact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len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lower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id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roper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eplace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ept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ight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substitute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rim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upper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value</text:p>
          </table:table-cell>
          <table:table-cell office:value-type="string">
            <text:p>tex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find</text:p>
          </table:table-cell>
          <table:table-cell office:value-type="string">
            <text:p>text and lookup_ref ??</text:p>
          </table:table-cell>
          <table:table-cell office:value-type="string">
            <text:p>Y</text:p>
          </table:table-cell>
          <table:table-cell/>
        </table:table-row>
      </table:table>
      <table:table table:name="Fns that fail test" table:style-name="ta1" table:print="false"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n</text:p>
          </table:table-cell>
          <table:table-cell table:style-name="ce3" office:value-type="string">
            <text:p>Module</text:p>
          </table:table-cell>
          <table:table-cell table:style-name="ce3" office:value-type="string">
            <text:p>Commented out?</text:p>
          </table:table-cell>
        </table:table-row>
        <table:table-row table:style-name="ro1">
          <table:table-cell office:value-type="string">
            <text:p>area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betadinv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betadist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chinv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dollar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addres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date_and_time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financial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lookup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math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gnumeric_stat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names_import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payroll_calculator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three_dee_ref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datevalue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pmt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spmt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ddress</text:p>
          </table:table-cell>
          <table:table-cell office:value-type="string">
            <text:p>lookup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ranspose</text:p>
          </table:table-cell>
          <table:table-cell office:value-type="string">
            <text:p>lookup and math ??</text:p>
          </table:table-cell>
          <table:table-cell/>
        </table:table-row>
        <table:table-row table:style-name="ro1">
          <table:table-cell office:value-type="string">
            <text:p>minverse</text:p>
          </table:table-cell>
          <table:table-cell office:value-type="string">
            <text:p>math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binomdi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hidis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hitest</text:p>
          </table:table-cell>
          <table:table-cell office:value-type="string">
            <text:p>stats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onfidence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orrel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ovar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ritbinom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evsq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xpondis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di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inv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isherinv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oreca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te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gammadi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gammainv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gammaln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geomean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growth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hypgeomdi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intercep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kur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linest</text:p>
          </table:table-cell>
          <table:table-cell office:value-type="string">
            <text:p>sta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normdist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earson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slope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today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rend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text</text:p>
          </table:table-cell>
          <table:table-cell office:value-type="string">
            <text:p>N</text:p>
          </table:table-cell>
        </table:table-row>
      </table:table>
      <table:table table:name="Fns_without_tests" table:style-name="ta1" table:print="false">
        <table:table-column table:style-name="co1" table:number-columns-repeated="3" table:default-cell-style-name="Default"/>
        <table:table-row table:style-name="ro1">
          <table:table-cell table:style-name="ce3" office:value-type="string">
            <text:p>Fn</text:p>
          </table:table-cell>
          <table:table-cell table:style-name="ce3" office:value-type="string">
            <text:p>Module</text:p>
          </table:table-cell>
          <table:table-cell table:style-name="ce3" office:value-type="string">
            <text:p>In Documenation</text:p>
          </table:table-cell>
        </table:table-row>
        <table:table-row table:style-name="ro1">
          <table:table-cell office:value-type="string">
            <text:p>dmax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min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product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stdevp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stdev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sum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varp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var</text:p>
          </table:table-cell>
          <table:table-cell office:value-type="string">
            <text:p>db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4" office:value-type="boolean" office:boolean-value="true">
            <text:p>TRUE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4" office:value-type="boolean" office:boolean-value="false">
            <text:p>FALSE</text:p>
          </table:table-cell>
          <table:table-cell office:value-type="string">
            <text:p>logical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now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ateh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atedf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date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omonth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networkdays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weeknum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fect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nominal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brate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bvalue</text:p>
          </table:table-cell>
          <table:table-cell office:value-type="string">
            <text:p>financia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elta</text:p>
          </table:table-cell>
          <table:table-cell office:value-type="string">
            <text:p>en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seven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sodd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sref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snonblank</text:p>
          </table:table-cell>
          <table:table-cell office:value-type="string">
            <text:p>info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2" office:value-type="string">
            <text:p>info</text:p>
          </table:table-cell>
          <table:table-cell office:value-type="string">
            <text:p>N</text:p>
          </table:table-cell>
        </table:table-row>
      </table:table>
      <table:database-ranges>
        <table:database-range table:target-range-address="'Fns that fail test'.A1:'Fns that fail test'.C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/05/2011</text:date>, <text:time>17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Guthrie</meta:initial-creator>
    <meta:creation-date>2011-05-18T13:50:37</meta:creation-date>
    <dc:date>2011-05-18T17:29:59</dc:date>
    <dc:creator>Gordon Guthrie</dc:creator>
    <meta:editing-duration>PT3H39M24S</meta:editing-duration>
    <meta:editing-cycles>7</meta:editing-cycles>
    <meta:generator>LibreOffice/3.3$Linux LibreOffice_project/330m19$Build-202</meta:generator>
    <meta:document-statistic meta:table-count="3" meta:cell-count="708" meta:object-count="0"/>
  </office:meta>
</office:document-meta>
</file>